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9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0.8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382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8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3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3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0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7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836cm"/>
    </style:style>
    <style:style style:name="gr18" style:family="graphic" style:parent-style-name="standard">
      <style:graphic-properties draw:stroke="solid" draw:stroke-dash="Ultrafine_20_Dashed" svg:stroke-color="#000000"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4.3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24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25" style:family="graphic" style:parent-style-name="standard">
      <style:graphic-properties draw:stroke="none" svg:stroke-color="#000000" draw:fill="none" draw:fill-color="#ffffff" fo:min-height="3.6cm"/>
    </style:style>
    <style:style style:name="gr26" style:family="graphic" style:parent-style-name="standard">
      <style:graphic-properties draw:stroke="dash" draw:stroke-dash="Fine_20_Dashed" svg:stroke-color="#000000" draw:marker-start="Arrow" draw:marker-start-width="0.3cm" draw:fill="solid" draw:fill-color="#000000" draw:textarea-vertical-align="middle"/>
    </style:style>
    <style:style style:name="gr27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cm"/>
    </style:style>
    <style:style style:name="gr30" style:family="graphic" style:parent-style-name="standard">
      <style:graphic-properties draw:stroke="none" svg:stroke-color="#000000" draw:fill="none" draw:fill-color="#ffffff" fo:min-height="0.4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gr34" style:family="graphic" style:parent-style-name="objectwithoutfill">
      <style:graphic-properties draw:stroke="solid" draw:stroke-dash="Fine_20_Dashed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58cm"/>
    </style:style>
    <style:style style:name="gr36" style:family="graphic" style:parent-style-name="standard">
      <style:graphic-properties draw:stroke="none" svg:stroke-color="#000000" draw:fill="none" draw:fill-color="#ffffff" fo:min-height="0.35cm"/>
    </style:style>
    <style:style style:name="gr3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4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2.858cm"/>
    </style:style>
    <style:style style:name="gr4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1" style:family="graphic" style:parent-style-name="objectwithoutfill">
      <style:graphic-properties draw:stroke="solid" draw:stroke-dash="Ultrafine_20_Dashed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45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1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32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30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1.32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3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4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8cm" fo:min-width="0.731cm"/>
    </style:style>
    <style:style style:name="gr51" style:family="graphic" style:parent-style-name="standard">
      <style:graphic-properties svg:stroke-color="#000000" draw:fill-color="#ffffff" draw:textarea-vertical-align="middle"/>
    </style:style>
    <style:style style:name="gr52" style:family="graphic" style:parent-style-name="standard">
      <style:graphic-properties svg:stroke-color="#000000" draw:fill-color="#ffffff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9cm" fo:min-width="2.89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5cm" fo:min-width="1.86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</style:style>
    <style:style style:name="gr56" style:family="graphic" style:parent-style-name="standard">
      <style:graphic-properties draw:stroke="none" draw:fill="none" fo:min-height="0.789cm"/>
    </style:style>
    <style:style style:name="P1" style:family="paragraph">
      <style:paragraph-properties fo:text-align="center"/>
      <style:text-properties fo:font-size="20pt" fo:font-weight="bold"/>
    </style:style>
    <style:style style:name="P2" style:family="paragraph">
      <style:paragraph-properties fo:text-align="center"/>
      <style:text-properties fo:font-size="20pt" fo:font-weight="bold" style:font-size-asian="20pt" style:font-weight-asian="normal" style:font-size-complex="20pt" style:font-weight-complex="normal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text-properties fo:font-size="9pt"/>
    </style:style>
    <style:style style:name="P5" style:family="paragraph">
      <style:text-properties fo:font-size="9pt" style:font-size-asian="10pt" style:font-size-complex="10pt"/>
    </style:style>
    <style:style style:name="P6" style:family="paragraph">
      <style:text-properties fo:font-size="9pt" style:font-size-asian="6pt" style:font-size-complex="6pt"/>
    </style:style>
    <style:style style:name="P7" style:family="paragraph">
      <style:text-properties fo:font-size="9pt" style:font-size-asian="8pt" style:font-size-complex="8pt"/>
    </style:style>
    <style:style style:name="P8" style:family="paragraph">
      <style:paragraph-properties fo:text-align="center"/>
      <style:text-properties fo:font-size="9pt" style:font-size-asian="10pt" style:font-size-complex="10pt"/>
    </style:style>
    <style:style style:name="P9" style:family="paragraph">
      <style:text-properties fo:font-size="9pt" fo:font-weight="normal" style:font-size-asian="10pt" style:font-weight-asian="normal" style:font-size-complex="10pt" style:font-weight-complex="normal"/>
    </style:style>
    <style:style style:name="P10" style:family="paragraph">
      <style:paragraph-properties fo:text-align="center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text-properties fo:font-size="8pt"/>
    </style:style>
    <style:style style:name="P13" style:family="paragraph">
      <style:text-properties fo:font-size="12pt" style:font-size-asian="10pt" style:font-size-complex="10pt"/>
    </style:style>
    <style:style style:name="P14" style:family="paragraph">
      <style:paragraph-properties fo:text-align="center"/>
      <style:text-properties fo:font-size="12pt" style:font-size-asian="10pt" style:font-size-complex="10pt"/>
    </style:style>
    <style:style style:name="P15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text-align="center"/>
      <style:text-properties fo:font-size="9pt" style:font-size-asian="8pt" style:font-size-complex="8pt"/>
    </style:style>
    <style:style style:name="P18" style:family="paragraph">
      <style:paragraph-properties fo:text-align="center"/>
      <style:text-properties fo:font-size="9pt" fo:font-weight="normal" style:font-size-asian="8pt" style:font-weight-asian="normal" style:font-size-complex="8pt" style:font-weight-complex="normal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style:paragraph-properties fo:text-align="center"/>
      <style:text-properties fo:font-weight="bold"/>
    </style:style>
    <style:style style:name="P21" style:family="paragraph"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size-asian="20pt" style:font-weight-asian="normal" style:font-size-complex="20pt" style:font-weight-complex="normal"/>
    </style:style>
    <style:style style:name="T2" style:family="text">
      <style:text-properties style:font-size-asian="12pt" style:font-size-complex="12pt"/>
    </style:style>
    <style:style style:name="T3" style:family="text">
      <style:text-properties style:font-size-asian="6pt" style:font-size-complex="6pt"/>
    </style:style>
    <style:style style:name="T4" style:family="text">
      <style:text-properties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weight="normal" style:font-size-asian="10pt" style:font-weight-asian="normal" style:font-size-complex="10pt" style:font-weight-complex="normal"/>
    </style:style>
    <style:style style:name="T10" style:family="text">
      <style:text-properties fo:font-weight="normal" style:font-size-asian="8pt" style:font-weight-asian="normal" style:font-size-complex="8pt" style:font-weight-complex="normal"/>
    </style:style>
    <style:style style:name="T11" style:family="text">
      <style:text-properties fo:font-weight="normal" style:font-size-asian="6pt" style:font-weight-asian="normal" style:font-size-complex="6pt" style:font-weight-complex="normal"/>
    </style:style>
    <style:style style:name="T12" style:family="text">
      <style:text-properties fo:font-size="20pt" style:font-size-asian="20pt" style:font-weight-asian="normal" style:font-size-complex="20pt" style:font-weight-complex="normal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309cm" svg:height="1.825cm" svg:x="5.5cm" svg:y="0.856cm">
          <draw:text-box>
            <text:p text:style-name="P1"><text:span text:style-name="T1">Mère</text:span></text:p>
            <text:p text:style-name="P1"><text:span text:style-name="T1">Initialisation</text:span></text:p>
          </draw:text-box>
        </draw:frame>
        <draw:g>
          <draw:custom-shape draw:style-name="gr2" draw:text-style-name="P3" draw:layer="layout" svg:width="5cm" svg:height="19.6cm" svg:x="8.329cm" svg:y="5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3" draw:layer="layout" svg:x1="10.929cm" svg:y1="6.48cm" svg:x2="10.929cm" svg:y2="23.84cm">
            <text:p/>
          </draw:line>
          <draw:line draw:style-name="gr3" draw:text-style-name="P3" draw:layer="layout" svg:x1="11cm" svg:y1="6.881cm" svg:x2="15.929cm" svg:y2="6.881cm">
            <text:p/>
          </draw:line>
          <draw:line draw:style-name="gr3" draw:text-style-name="P3" draw:layer="layout" svg:x1="11cm" svg:y1="6.691cm" svg:x2="16cm" svg:y2="6.685cm">
            <text:p/>
          </draw:line>
          <draw:line draw:style-name="gr3" draw:text-style-name="P3" draw:layer="layout" svg:x1="5cm" svg:y1="7.29cm" svg:x2="10.9cm" svg:y2="7.29cm">
            <text:p/>
          </draw:line>
          <draw:line draw:style-name="gr3" draw:text-style-name="P3" draw:layer="layout" svg:x1="11.001cm" svg:y1="20.181cm" svg:x2="15.93cm" svg:y2="20.181cm">
            <text:p/>
          </draw:line>
          <draw:line draw:style-name="gr3" draw:text-style-name="P3" draw:layer="layout" svg:x1="11.002cm" svg:y1="20.481cm" svg:x2="15.931cm" svg:y2="20.481cm">
            <text:p/>
          </draw:line>
        </draw:g>
        <draw:frame draw:style-name="gr4" draw:text-style-name="P5" draw:layer="layout" svg:width="1.5cm" svg:height="0.725cm" svg:x="10.1cm" svg:y="4.4cm">
          <draw:text-box draw:corner-radius="0.3cm">
            <text:p text:style-name="P4"><text:span text:style-name="T2">Mère</text:span></text:p>
          </draw:text-box>
        </draw:frame>
        <draw:g>
          <draw:custom-shape draw:style-name="gr5" draw:text-style-name="P3" draw:layer="layout" svg:width="0.449cm" svg:height="0.341cm" svg:x="15.2cm" svg:y="6.142cm">
            <text:p text:style-name="P3">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629cm" svg:height="1.148cm" svg:x="15.963cm" svg:y="6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627cm" svg:height="1.209cm" svg:x="15.604cm" svg:y="6.297cm" svg:viewBox="0 0 628 1210" draw:points="57,0 571,0 0,217 628,217 628,1210">
            <text:p/>
          </draw:polyline>
        </draw:g>
        <draw:frame draw:style-name="gr6" draw:text-style-name="P6" draw:layer="layout" svg:width="3.237cm" svg:height="1.319cm" svg:x="15.663cm" svg:y="4.9cm">
          <draw:text-box draw:corner-radius="0.3cm">
            <text:p text:style-name="P4"><text:span text:style-name="T3">MasquerSIGUSR2</text:span></text:p>
            <text:p text:style-name="P4"><text:span text:style-name="T3">Masquer SIGCHLD</text:span></text:p>
            <text:p text:style-name="P4"><text:span text:style-name="T3">Masquer SIGINT</text:span></text:p>
          </draw:text-box>
        </draw:frame>
        <draw:custom-shape draw:style-name="gr2" draw:text-style-name="P3" draw:layer="layout" svg:width="0.199cm" svg:height="0.166cm" draw:transform="skewX (-0.0120427718387585) rotate (-1.04021623418961) translate (13.642cm 6.7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1.912cm" svg:height="1.319cm" svg:x="12.9cm" svg:y="7.1cm">
          <draw:text-box draw:corner-radius="0.3cm">
            <text:p text:style-name="P4"><text:span text:style-name="T3">SIGUSR2</text:span></text:p>
            <text:p text:style-name="P4"><text:span text:style-name="T3">SIGCHLD</text:span></text:p>
            <text:p text:style-name="P4"><text:span text:style-name="T3">SIGINT</text:span></text:p>
          </draw:text-box>
        </draw:frame>
        <draw:g>
          <draw:custom-shape draw:style-name="gr2" draw:text-style-name="P8" draw:layer="layout" svg:width="1.799cm" svg:height="1.6cm" svg:x="4.001cm" svg:y="1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0.449cm" svg:height="0.316cm" svg:x="4.001cm" svg:y="12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4.45cm" svg:y="12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4.899cm" svg:y="12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5.349cm" svg:y="12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6cm" svg:x="4cm" svg:y="12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4.449cm" svg:y="12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4.899cm" svg:y="12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6cm" svg:x="5.348cm" svg:y="12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6cm" svg:x="4.001cm" svg:y="12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4.45cm" svg:y="12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4.899cm" svg:y="12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5.349cm" svg:y="12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7cm" svg:x="4cm" svg:y="12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7cm" svg:x="4.449cm" svg:y="12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7cm" svg:x="4.899cm" svg:y="12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7cm" svg:x="5.348cm" svg:y="12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7cm" svg:x="4cm" svg:y="12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7cm" svg:x="4.449cm" svg:y="12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7cm" svg:x="4.899cm" svg:y="12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7cm" svg:x="5.348cm" svg:y="12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" draw:text-style-name="P8" draw:layer="layout" svg:x1="4cm" svg:y1="12.1cm" svg:x2="5.795cm" svg:y2="12.1cm">
            <text:p/>
          </draw:line>
        </draw:g>
        <draw:frame draw:style-name="gr8" draw:text-style-name="P6" draw:layer="layout" svg:width="2.576cm" svg:height="0.8cm" svg:x="1.524cm" svg:y="11.6cm">
          <draw:text-box draw:corner-radius="0.3cm">
            <text:p text:style-name="P4"><text:span text:style-name="T3">TempoCouleur</text:span></text:p>
          </draw:text-box>
        </draw:frame>
        <draw:custom-shape draw:style-name="gr9" draw:text-style-name="P3" draw:layer="layout" svg:width="0.344cm" svg:height="0.264cm" draw:transform="skewX (0.0038397243543868) rotate (1.53780960393191) translate (7.3cm 7.4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19cm" svg:height="0.619cm" svg:x="6.781cm" svg:y="11.2cm">
          <text:p text:style-name="P3">R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273cm" svg:height="0.21cm" draw:transform="rotate (1.53780960393191) translate (7cm 11.17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olyline draw:style-name="gr3" draw:text-style-name="P3" draw:layer="layout" svg:width="1.199cm" svg:height="1.099cm" svg:x="3.8cm" svg:y="6.5cm" svg:viewBox="0 0 1200 1100" draw:points="0,0 0,1100 1200,1100 1200,0">
            <text:p/>
          </draw:polyline>
          <draw:line draw:style-name="gr3" draw:text-style-name="P3" draw:layer="layout" svg:x1="3.8cm" svg:y1="7.417cm" svg:x2="5cm" svg:y2="7.417cm">
            <text:p/>
          </draw:line>
          <draw:line draw:style-name="gr3" draw:text-style-name="P3" draw:layer="layout" svg:x1="3.8cm" svg:y1="7.233cm" svg:x2="5cm" svg:y2="7.233cm">
            <text:p/>
          </draw:line>
          <draw:line draw:style-name="gr3" draw:text-style-name="P3" draw:layer="layout" svg:x1="3.8cm" svg:y1="7.05cm" svg:x2="5cm" svg:y2="7.05cm">
            <text:p/>
          </draw:line>
          <draw:line draw:style-name="gr3" draw:text-style-name="P3" draw:layer="layout" svg:x1="3.8cm" svg:y1="6.867cm" svg:x2="5cm" svg:y2="6.867cm">
            <text:p/>
          </draw:line>
        </draw:g>
        <draw:line draw:style-name="gr3" draw:text-style-name="P3" draw:layer="layout" svg:x1="10.9cm" svg:y1="11.4cm" svg:x2="5cm" svg:y2="11.4cm">
          <text:p/>
        </draw:line>
        <draw:frame draw:style-name="gr11" draw:text-style-name="P6" draw:layer="layout" svg:width="2.898cm" svg:height="0.7cm" svg:x="1.4cm" svg:y="6cm">
          <draw:text-box draw:corner-radius="0.3cm">
            <text:p text:style-name="P4"><text:span text:style-name="T3">ArrivéeVéhicules</text:span></text:p>
          </draw:text-box>
        </draw:frame>
        <draw:custom-shape draw:style-name="gr9" draw:text-style-name="P3" draw:layer="layout" svg:width="0.239cm" svg:height="0.184cm" draw:transform="rotate (-1.52698856257074) translate (16.09cm 8.1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olyline draw:style-name="gr3" draw:text-style-name="P3" draw:layer="layout" svg:width="0.899cm" svg:height="0.839cm" svg:x="18.1cm" svg:y="7.9cm" svg:viewBox="0 0 900 840" draw:points="0,840 0,0 900,840 900,0">
            <text:p/>
          </draw:polyline>
          <draw:line draw:style-name="gr3" draw:text-style-name="P3" draw:layer="layout" svg:x1="18.1cm" svg:y1="8.53cm" svg:x2="18.75cm" svg:y2="8.53cm">
            <text:p/>
          </draw:line>
          <draw:line draw:style-name="gr3" draw:text-style-name="P3" draw:layer="layout" svg:x1="18.35cm" svg:y1="8.11cm" svg:x2="19cm" svg:y2="8.11cm">
            <text:p/>
          </draw:line>
        </draw:g>
        <draw:frame draw:style-name="gr12" draw:text-style-name="P6" draw:layer="layout" svg:width="3.11cm" svg:height="0.607cm" svg:x="15cm" svg:y="7.693cm">
          <draw:text-box>
            <text:p text:style-name="P4"><text:span text:style-name="T3">SempahoreTempo</text:span></text:p>
          </draw:text-box>
        </draw:frame>
        <draw:frame draw:style-name="gr13" draw:text-style-name="P6" draw:layer="layout" svg:width="1.576cm" svg:height="0.607cm" svg:x="18.9cm" svg:y="7.8cm">
          <draw:text-box draw:corner-radius="0.3cm">
            <text:p text:style-name="P4"><text:span text:style-name="T3">1</text:span></text:p>
          </draw:text-box>
        </draw:frame>
        <draw:frame draw:style-name="gr13" draw:text-style-name="P6" draw:layer="layout" svg:width="1.576cm" svg:height="0.607cm" svg:x="18.9cm" svg:y="7.801cm">
          <draw:text-box draw:corner-radius="0.3cm">
            <text:p text:style-name="P4"><text:span text:style-name="T3">1</text:span></text:p>
          </draw:text-box>
        </draw:frame>
        <draw:frame draw:style-name="gr13" draw:text-style-name="P6" draw:layer="layout" svg:width="1.576cm" svg:height="0.607cm" svg:x="18.9cm" svg:y="8.311cm">
          <draw:text-box draw:corner-radius="0.3cm">
            <text:p text:style-name="P4"><text:span text:style-name="T3">0</text:span></text:p>
          </draw:text-box>
        </draw:frame>
        <draw:g>
          <draw:polyline draw:style-name="gr3" draw:text-style-name="P3" draw:layer="layout" svg:width="0.899cm" svg:height="0.839cm" svg:x="18.1cm" svg:y="9cm" svg:viewBox="0 0 900 840" draw:points="0,840 0,0 900,840 900,0">
            <text:p/>
          </draw:polyline>
          <draw:line draw:style-name="gr3" draw:text-style-name="P3" draw:layer="layout" svg:x1="18.1cm" svg:y1="9.63cm" svg:x2="18.75cm" svg:y2="9.63cm">
            <text:p/>
          </draw:line>
          <draw:line draw:style-name="gr3" draw:text-style-name="P3" draw:layer="layout" svg:x1="18.35cm" svg:y1="9.21cm" svg:x2="19cm" svg:y2="9.21cm">
            <text:p/>
          </draw:line>
        </draw:g>
        <draw:frame draw:style-name="gr14" draw:text-style-name="P6" draw:layer="layout" svg:width="3.271cm" svg:height="0.607cm" svg:x="14.9cm" svg:y="8.8cm">
          <draw:text-box draw:corner-radius="0.3cm">
            <text:p text:style-name="P4"><text:span text:style-name="T3">SemaphoreCouleur</text:span></text:p>
          </draw:text-box>
        </draw:frame>
        <draw:frame draw:style-name="gr13" draw:text-style-name="P6" draw:layer="layout" svg:width="1.576cm" svg:height="0.607cm" svg:x="18.9cm" svg:y="8.9cm">
          <draw:text-box draw:corner-radius="0.3cm">
            <text:p text:style-name="P4"><text:span text:style-name="T3">4</text:span></text:p>
          </draw:text-box>
        </draw:frame>
        <draw:frame draw:style-name="gr13" draw:text-style-name="P6" draw:layer="layout" svg:width="1.576cm" svg:height="0.607cm" svg:x="18.9cm" svg:y="9.411cm">
          <draw:text-box draw:corner-radius="0.3cm">
            <text:p text:style-name="P4"><text:span text:style-name="T3">0</text:span></text:p>
          </draw:text-box>
        </draw:frame>
        <draw:line draw:style-name="gr3" draw:text-style-name="P3" draw:layer="layout" svg:x1="10.9cm" svg:y1="9.4cm" svg:x2="18.1cm" svg:y2="9.4cm">
          <text:p/>
        </draw:line>
        <draw:custom-shape draw:style-name="gr9" draw:text-style-name="P3" draw:layer="layout" svg:width="0.239cm" svg:height="0.184cm" draw:transform="rotate (-1.52698856257074) translate (16.09cm 9.2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3" draw:layer="layout" svg:width="1.3cm" svg:height="2.6cm" svg:x="18.2cm" svg:y="1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8.876cm" svg:y1="16.47cm" svg:x2="18.876cm" svg:y2="18.772cm">
            <text:p/>
          </draw:line>
          <draw:line draw:style-name="gr3" draw:text-style-name="P3" draw:layer="layout" svg:x1="18.46cm" svg:y1="17.054cm" svg:x2="19.292cm" svg:y2="17.054cm">
            <text:p/>
          </draw:line>
        </draw:g>
        <draw:line draw:style-name="gr3" draw:text-style-name="P3" draw:layer="layout" svg:x1="4.5cm" svg:y1="14.3cm" svg:x2="10.9cm" svg:y2="14.3cm">
          <text:p/>
        </draw:line>
        <draw:g>
          <draw:custom-shape draw:style-name="gr2" draw:text-style-name="P3" draw:layer="layout" svg:width="0.8cm" svg:height="1.3cm" svg:x="4.1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516cm" svg:y1="14.285cm" svg:x2="4.516cm" svg:y2="15.436cm">
            <text:p/>
          </draw:line>
          <draw:line draw:style-name="gr3" draw:text-style-name="P3" draw:layer="layout" svg:x1="4.26cm" svg:y1="14.577cm" svg:x2="4.772cm" svg:y2="14.577cm">
            <text:p/>
          </draw:line>
        </draw:g>
        <draw:custom-shape draw:style-name="gr9" draw:text-style-name="P3" draw:layer="layout" svg:width="0.344cm" svg:height="0.264cm" draw:transform="skewX (0.0038397243543868) rotate (1.53780960393191) translate (7.425cm 14.4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344cm" svg:height="0.264cm" draw:transform="skewX (0.0038397243543868) rotate (1.53780960393191) translate (7.8cm 19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0.9cm" svg:y1="11.9cm" svg:x2="17.4cm" svg:y2="11.9cm">
          <text:p/>
        </draw:line>
        <draw:g>
          <draw:custom-shape draw:style-name="gr2" draw:text-style-name="P3" draw:layer="layout" svg:width="0.8cm" svg:height="1.3cm" svg:x="17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7.816cm" svg:y1="11.585cm" svg:x2="17.816cm" svg:y2="12.736cm">
            <text:p/>
          </draw:line>
          <draw:line draw:style-name="gr3" draw:text-style-name="P3" draw:layer="layout" svg:x1="17.56cm" svg:y1="11.877cm" svg:x2="18.072cm" svg:y2="11.877cm">
            <text:p/>
          </draw:line>
        </draw:g>
        <draw:line draw:style-name="gr3" draw:text-style-name="P3" draw:layer="layout" svg:x1="10.9cm" svg:y1="14.699cm" svg:x2="18.6cm" svg:y2="14.7cm">
          <text:p/>
        </draw:line>
        <draw:g>
          <draw:custom-shape draw:style-name="gr2" draw:text-style-name="P3" draw:layer="layout" svg:width="0.8cm" svg:height="1.3cm" svg:x="18.636cm" svg:y="1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9.052cm" svg:y1="14.385cm" svg:x2="19.052cm" svg:y2="15.536cm">
            <text:p/>
          </draw:line>
          <draw:line draw:style-name="gr3" draw:text-style-name="P3" draw:layer="layout" svg:x1="18.796cm" svg:y1="14.677cm" svg:x2="19.308cm" svg:y2="14.677cm">
            <text:p/>
          </draw:line>
        </draw:g>
        <draw:line draw:style-name="gr3" draw:text-style-name="P3" draw:layer="layout" svg:x1="10.9cm" svg:y1="16.599cm" svg:x2="18.4cm" svg:y2="16.6cm">
          <text:p/>
        </draw:line>
        <draw:custom-shape draw:style-name="gr9" draw:text-style-name="P3" draw:layer="layout" svg:width="0.239cm" svg:height="0.184cm" draw:transform="rotate (-1.52698856257074) translate (15.184cm 14.5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239cm" svg:height="0.184cm" draw:transform="rotate (-1.52698856257074) translate (14.39cm 16.4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6" draw:layer="layout" svg:width="1.37cm" svg:height="0.7cm" svg:x="3.63cm" svg:y="13.7cm">
          <draw:text-box draw:corner-radius="0.3cm">
            <text:p text:style-name="P4"><text:span text:style-name="T3">Heure</text:span></text:p>
          </draw:text-box>
        </draw:frame>
        <draw:frame draw:style-name="gr15" draw:text-style-name="P6" draw:layer="layout" svg:width="2.115cm" svg:height="0.7cm" svg:x="17.1cm" svg:y="11cm">
          <draw:text-box draw:corner-radius="0.3cm">
            <text:p text:style-name="P4"><text:span text:style-name="T3">Generateur</text:span></text:p>
          </draw:text-box>
        </draw:frame>
        <draw:frame draw:style-name="gr16" draw:text-style-name="P6" draw:layer="layout" svg:width="1.207cm" svg:height="0.7cm" svg:x="3.9cm" svg:y="18.2cm">
          <draw:text-box draw:corner-radius="0.3cm">
            <text:p text:style-name="P4"><text:span text:style-name="T3">Feu</text:span></text:p>
          </draw:text-box>
        </draw:frame>
        <draw:frame draw:style-name="gr11" draw:text-style-name="P6" draw:layer="layout" svg:width="1.336cm" svg:height="0.7cm" svg:x="18.6cm" svg:y="13.8cm">
          <draw:text-box draw:corner-radius="0.3cm">
            <text:p text:style-name="P4"><text:span text:style-name="T3">Menu</text:span></text:p>
          </draw:text-box>
        </draw:frame>
        <draw:frame draw:style-name="gr17" draw:text-style-name="P6" draw:layer="layout" svg:width="1.336cm" svg:height="0.607cm" svg:x="18.2cm" svg:y="15.793cm">
          <draw:text-box draw:corner-radius="0.336cm">
            <text:p text:style-name="P4"><text:span text:style-name="T3">Voie</text:span></text:p>
          </draw:text-box>
        </draw:frame>
        <draw:g>
          <draw:custom-shape draw:style-name="gr2" draw:text-style-name="P3" draw:layer="layout" svg:width="0.8cm" svg:height="1.3cm" svg:x="4.1cm" svg:y="1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516cm" svg:y1="18.885cm" svg:x2="4.516cm" svg:y2="20.036cm">
            <text:p/>
          </draw:line>
          <draw:line draw:style-name="gr3" draw:text-style-name="P3" draw:layer="layout" svg:x1="4.26cm" svg:y1="19.177cm" svg:x2="4.772cm" svg:y2="19.177cm">
            <text:p/>
          </draw:line>
        </draw:g>
        <draw:line draw:style-name="gr3" draw:text-style-name="P3" draw:layer="layout" svg:x1="4.8cm" svg:y1="19.1cm" svg:x2="10.9cm" svg:y2="19.099cm">
          <text:p/>
        </draw:line>
        <draw:custom-shape draw:style-name="gr18" draw:text-style-name="P3" draw:layer="layout" svg:width="0.2cm" svg:height="0.2cm" svg:x="10.8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4.866cm" svg:height="0.7cm" svg:x="11.1cm" svg:y="22cm">
          <draw:text-box draw:corner-radius="0.3cm">
            <text:p text:style-name="P4"><text:span text:style-name="T4">InitialiserApplication(XTERM)</text:span></text:p>
          </draw:text-box>
        </draw:frame>
        <draw:frame draw:style-name="gr20" draw:text-style-name="P6" draw:layer="layout" svg:width="1.916cm" svg:height="0.7cm" svg:x="3.1cm" svg:y="10.2cm">
          <draw:text-box draw:corner-radius="0.3cm">
            <text:p text:style-name="P4"><text:span text:style-name="T3">TempoEO</text:span></text:p>
          </draw:text-box>
        </draw:frame>
        <draw:line draw:style-name="gr3" draw:text-style-name="P3" draw:layer="layout" svg:x1="10.9cm" svg:y1="8.3cm" svg:x2="18.1cm" svg:y2="8.3cm">
          <text:p/>
        </draw:line>
        <draw:line draw:style-name="gr3" draw:text-style-name="P3" draw:layer="layout" svg:x1="5cm" svg:y1="11.4cm" svg:x2="5cm" svg:y2="11.7cm">
          <text:p/>
        </draw:line>
        <draw:frame draw:style-name="gr20" draw:text-style-name="P6" draw:layer="layout" svg:width="1.899cm" svg:height="0.7cm" svg:x="3.053cm" svg:y="8.8cm">
          <draw:text-box draw:corner-radius="0.3cm">
            <text:p text:style-name="P4"><text:span text:style-name="T3">TempoNS</text:span></text:p>
          </draw:text-box>
        </draw:frame>
        <draw:frame draw:style-name="gr20" draw:text-style-name="P6" draw:layer="layout" svg:width="2.534cm" svg:height="0.7cm" svg:x="3.053cm" svg:y="9.7cm">
          <draw:text-box draw:corner-radius="0.3cm">
            <text:p text:style-name="P4"><text:span text:style-name="T3">couleurAxeNS</text:span></text:p>
          </draw:text-box>
        </draw:frame>
        <draw:frame draw:style-name="gr20" draw:text-style-name="P6" draw:layer="layout" svg:width="2.551cm" svg:height="0.7cm" svg:x="3.043cm" svg:y="8.2cm">
          <draw:text-box draw:corner-radius="0.3cm">
            <text:p text:style-name="P4"><text:span text:style-name="T3">couleurAxeEO</text:span></text:p>
          </draw:text-box>
        </draw:frame>
        <draw:line draw:style-name="gr3" draw:text-style-name="P3" draw:layer="layout" svg:x1="10.9cm" svg:y1="11.1cm" svg:x2="4.6cm" svg:y2="11.1cm">
          <text:p/>
        </draw:line>
        <draw:line draw:style-name="gr3" draw:text-style-name="P3" draw:layer="layout" svg:x1="4.6cm" svg:y1="11.1cm" svg:x2="4.6cm" svg:y2="11.7cm">
          <text:p/>
        </draw:line>
        <draw:custom-shape draw:style-name="gr9" draw:text-style-name="P3" draw:layer="layout" svg:width="0.239cm" svg:height="0.184cm" draw:transform="rotate (-1.52698856257074) translate (15.184cm 11.7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0.9cm" svg:y1="17.3cm" svg:x2="18.5cm" svg:y2="17.3cm">
          <text:p/>
        </draw:line>
        <draw:custom-shape draw:style-name="gr9" draw:text-style-name="P3" draw:layer="layout" svg:width="0.239cm" svg:height="0.184cm" draw:transform="rotate (-1.52698856257074) translate (14.59cm 17.1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0.9cm" svg:y1="17.9cm" svg:x2="18.2cm" svg:y2="17.9cm">
          <text:p/>
        </draw:line>
        <draw:custom-shape draw:style-name="gr9" draw:text-style-name="P3" draw:layer="layout" svg:width="0.239cm" svg:height="0.184cm" draw:transform="rotate (-1.52698856257074) translate (14.39cm 17.7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0.9cm" svg:y1="18.701cm" svg:x2="18.2cm" svg:y2="18.7cm">
          <text:p/>
        </draw:line>
        <draw:custom-shape draw:style-name="gr9" draw:text-style-name="P3" draw:layer="layout" svg:width="0.239cm" svg:height="0.184cm" draw:transform="rotate (-1.52698856257074) translate (14.39cm 18.5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619cm" svg:height="0.619cm" svg:x="6.7cm" svg:y="13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8cm" svg:y1="13.781cm" svg:x2="7.2cm" svg:y2="13.381cm">
          <text:p/>
        </draw:line>
        <draw:line draw:style-name="gr3" draw:text-style-name="P3" draw:layer="layout" svg:x1="6.8cm" svg:y1="13.381cm" svg:x2="7.2cm" svg:y2="13.781cm">
          <text:p/>
        </draw:line>
        <draw:line draw:style-name="gr3" draw:text-style-name="P3" draw:layer="layout" svg:x1="10.9cm" svg:y1="13.6cm" svg:x2="5.1cm" svg:y2="13.6cm">
          <text:p/>
        </draw:line>
        <draw:line draw:style-name="gr3" draw:text-style-name="P3" draw:layer="layout" svg:x1="5.1cm" svg:y1="13.3cm" svg:x2="5.1cm" svg:y2="13.6cm">
          <text:p/>
        </draw:line>
        <draw:g>
          <draw:custom-shape draw:style-name="gr5" draw:text-style-name="P3" draw:layer="layout" svg:width="0.449cm" svg:height="0.341cm" svg:x="15.2cm" svg:y="19.442cm">
            <text:p text:style-name="P3">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629cm" svg:height="1.148cm" svg:x="15.963cm" svg:y="19.7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627cm" svg:height="1.209cm" svg:x="15.604cm" svg:y="19.597cm" svg:viewBox="0 0 628 1210" draw:points="57,0 571,0 0,217 628,217 628,1210">
            <text:p/>
          </draw:polyline>
        </draw:g>
        <draw:frame draw:style-name="gr6" draw:text-style-name="P6" draw:layer="layout" svg:width="2.94cm" svg:height="1.319cm" svg:x="16.86cm" svg:y="19.081cm">
          <draw:text-box draw:corner-radius="0.3cm">
            <text:p text:style-name="P4"><text:span text:style-name="T3">Défaut SIGUSR2</text:span></text:p>
            <text:p text:style-name="P4"><text:span text:style-name="T3">Défaut SIGCHLD</text:span></text:p>
            <text:p text:style-name="P4"><text:span text:style-name="T3">Défaut SIGINT</text:span></text:p>
          </draw:text-box>
        </draw:frame>
        <draw:custom-shape draw:style-name="gr2" draw:text-style-name="P3" draw:layer="layout" svg:width="0.199cm" svg:height="0.166cm" draw:transform="skewX (-0.0120427718387585) rotate (-1.04021623418961) translate (13.642cm 20.3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1.912cm" svg:height="1.319cm" svg:x="12.958cm" svg:y="20.735cm">
          <draw:text-box draw:corner-radius="0.3cm">
            <text:p text:style-name="P4"><text:span text:style-name="T3">SIGUSR2</text:span></text:p>
            <text:p text:style-name="P4"><text:span text:style-name="T3">SIGCHLD</text:span></text:p>
            <text:p text:style-name="P4"><text:span text:style-name="T3">SIGINT</text:span></text:p>
          </draw:text-box>
        </draw:frame>
        <draw:line draw:style-name="gr3" draw:text-style-name="P10" draw:layer="layout" svg:x1="10.1cm" svg:y1="23cm" svg:x2="11.7cm" svg:y2="23cm">
          <text:p/>
        </draw:line>
        <draw:frame draw:style-name="gr21" draw:text-style-name="P11" draw:layer="layout" svg:width="1.844cm" svg:height="0.569cm" svg:x="14.7cm" svg:y="11.3cm">
          <draw:text-box>
            <text:p text:style-name="P11">(0, idBAL)</text:p>
          </draw:text-box>
        </draw:frame>
        <draw:frame draw:style-name="gr22" draw:text-style-name="P11" draw:layer="layout" svg:width="5.349cm" svg:height="0.569cm" svg:x="13.6cm" svg:y="14.031cm">
          <draw:text-box>
            <text:p text:style-name="P11"><text:span text:style-name="T5">(idSem, idBAL, idShm, pidGenerateur)</text:span></text:p>
          </draw:text-box>
        </draw:frame>
        <draw:frame draw:style-name="gr23" draw:text-style-name="P11" draw:layer="layout" svg:width="4.376cm" svg:height="0.569cm" svg:x="13.251cm" svg:y="16cm">
          <draw:text-box>
            <text:p text:style-name="P11"><text:span text:style-name="T5">(NORD, idSem, idBAL, idShm)</text:span></text:p>
          </draw:text-box>
        </draw:frame>
        <draw:frame draw:style-name="gr23" draw:text-style-name="P11" draw:layer="layout" svg:width="4.376cm" svg:height="0.569cm" svg:x="13.224cm" svg:y="16.7cm">
          <draw:text-box>
            <text:p text:style-name="P11"><text:span text:style-name="T5">(SUD, idSem, idBAL, idShm)</text:span></text:p>
          </draw:text-box>
        </draw:frame>
        <draw:frame draw:style-name="gr23" draw:text-style-name="P11" draw:layer="layout" svg:width="4.376cm" svg:height="0.569cm" svg:x="13.2cm" svg:y="17.331cm">
          <draw:text-box>
            <text:p text:style-name="P11"><text:span text:style-name="T5">(EST, idSem, idBAL, idShm)</text:span></text:p>
          </draw:text-box>
        </draw:frame>
        <draw:frame draw:style-name="gr24" draw:text-style-name="P11" draw:layer="layout" svg:width="4.876cm" svg:height="0.887cm" svg:x="13.224cm" svg:y="18.031cm">
          <draw:text-box>
            <text:p text:style-name="P11"><text:span text:style-name="T5">(OUEST, idSem, idBAL, idShm)</text:span></text:p>
          </draw:text-box>
        </draw:frame>
        <draw:frame draw:style-name="gr22" draw:text-style-name="P12" draw:layer="layout" svg:width="2.466cm" svg:height="0.569cm" svg:x="5.3cm" svg:y="18.5cm">
          <draw:text-box>
            <text:p text:style-name="P12">(idSem, idShm)</text:p>
          </draw:text-box>
        </draw:frame>
      </draw:page>
      <draw:page draw:name="page2" draw:style-name="dp1" draw:master-page-name="Standard">
        <draw:frame draw:style-name="gr25" draw:text-style-name="P2" draw:layer="layout" svg:width="15.1cm" svg:height="3.85cm" svg:x="3cm" svg:y="1.8cm">
          <draw:text-box>
            <text:p text:style-name="P1"><text:span text:style-name="T1">Mère </text:span></text:p>
            <text:p text:style-name="P1"><text:span text:style-name="T1">Moteur</text:span></text:p>
          </draw:text-box>
        </draw:frame>
        <draw:g>
          <draw:g>
            <draw:custom-shape draw:style-name="gr2" draw:text-style-name="P10" draw:layer="layout" svg:width="6.4cm" svg:height="19.6cm" svg:x="6.8cm" svg:y="4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0" draw:layer="layout" svg:x1="10.128cm" svg:y1="5.681cm" svg:x2="10.128cm" svg:y2="23.042cm">
              <text:p/>
            </draw:line>
          </draw:g>
        </draw:g>
        <draw:g>
          <draw:g>
            <draw:custom-shape draw:style-name="gr2" draw:text-style-name="P10" draw:layer="layout" svg:width="6.4cm" svg:height="19.6cm" svg:x="6.8cm" svg:y="4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0" draw:layer="layout" svg:x1="10.128cm" svg:y1="5.681cm" svg:x2="10.128cm" svg:y2="23.042cm">
              <text:p/>
            </draw:line>
          </draw:g>
          <draw:line draw:style-name="gr26" draw:text-style-name="P10" draw:layer="layout" svg:x1="10.1cm" svg:y1="13.2cm" svg:x2="18cm" svg:y2="13.098cm">
            <text:p/>
          </draw:line>
        </draw:g>
        <draw:custom-shape draw:style-name="gr27" draw:text-style-name="P10" draw:layer="layout" svg:width="1.8cm" svg:height="3cm" svg:x="1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0" draw:layer="layout" svg:x1="18.9cm" svg:y1="12.1cm" svg:x2="18.9cm" svg:y2="14.6cm">
          <text:p/>
        </draw:line>
        <draw:line draw:style-name="gr28" draw:text-style-name="P10" draw:layer="layout" svg:x1="18.4cm" svg:y1="12.6cm" svg:x2="19.4cm" svg:y2="12.6cm">
          <text:p/>
        </draw:line>
        <draw:frame draw:style-name="gr4" draw:text-style-name="P13" draw:layer="layout" svg:width="1.5cm" svg:height="0.725cm" svg:x="9.3cm" svg:y="3.475cm">
          <draw:text-box draw:corner-radius="0.3cm">
            <text:p><text:span text:style-name="T6">Mère</text:span></text:p>
          </draw:text-box>
        </draw:frame>
        <draw:frame draw:style-name="gr29" draw:text-style-name="P14" draw:layer="layout" svg:width="1.6cm" svg:height="0.725cm" svg:x="18cm" svg:y="10.675cm">
          <draw:text-box draw:corner-radius="0.3cm">
            <text:p text:style-name="P10"><text:span text:style-name="T7">Menu</text:span></text:p>
          </draw:text-box>
        </draw:frame>
        <draw:frame draw:style-name="gr30" draw:text-style-name="P15" draw:layer="layout" svg:width="7.2cm" svg:height="0.725cm" svg:x="7.5cm" svg:y="12.3cm">
          <draw:text-box>
            <text:p text:style-name="P10"><text:span text:style-name="T7">waitpid()</text:span></text:p>
          </draw:text-box>
        </draw:frame>
      </draw:page>
      <draw:page draw:name="page3" draw:style-name="dp1" draw:master-page-name="Standard">
        <draw:frame draw:style-name="gr1" draw:text-style-name="P16" draw:layer="layout" svg:width="12.309cm" svg:height="1.825cm" svg:x="3.4cm" svg:y="1.858cm">
          <draw:text-box>
            <text:p text:style-name="P16"><text:span text:style-name="T8">Mère</text:span></text:p>
            <text:p text:style-name="P16"><text:span text:style-name="T8">Destruction</text:span></text:p>
          </draw:text-box>
        </draw:frame>
        <draw:g>
          <draw:g>
            <draw:custom-shape draw:style-name="gr2" draw:text-style-name="P3" draw:layer="layout" svg:width="6.5cm" svg:height="21.2cm" svg:x="6.1cm" svg:y="3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9.48cm" svg:y1="5.286cm" svg:x2="9.5cm" svg:y2="24.9cm">
              <text:p/>
            </draw:line>
          </draw:g>
        </draw:g>
        <draw:frame draw:style-name="gr31" draw:text-style-name="P8" draw:layer="layout" svg:width="1.5cm" svg:height="0.7cm" svg:x="0.9cm" svg:y="11.2cm">
          <draw:text-box draw:corner-radius="0.3cm">
            <text:p text:style-name="P3"><text:span text:style-name="T9">VoieE</text:span></text:p>
          </draw:text-box>
        </draw:frame>
        <draw:frame draw:style-name="gr31" draw:text-style-name="P8" draw:layer="layout" svg:width="1.5cm" svg:height="0.7cm" svg:x="0.9cm" svg:y="5.2cm">
          <draw:text-box draw:corner-radius="0.3cm">
            <text:p text:style-name="P3"><text:span text:style-name="T9">Heure</text:span></text:p>
          </draw:text-box>
        </draw:frame>
        <draw:frame draw:style-name="gr32" draw:text-style-name="P8" draw:layer="layout" svg:width="1.5cm" svg:height="0.645cm" svg:x="0.9cm" svg:y="7.855cm">
          <draw:text-box draw:corner-radius="0.3cm">
            <text:p text:style-name="P3"><text:span text:style-name="T9">VoieN</text:span></text:p>
          </draw:text-box>
        </draw:frame>
        <draw:frame draw:style-name="gr33" draw:text-style-name="P8" draw:layer="layout" svg:width="2.28cm" svg:height="0.645cm" svg:x="15.22cm" svg:y="6.255cm">
          <draw:text-box draw:corner-radius="0.3cm">
            <text:p text:style-name="P3"><text:span text:style-name="T9">Génerateur</text:span></text:p>
          </draw:text-box>
        </draw:frame>
        <draw:frame draw:style-name="gr31" draw:text-style-name="P8" draw:layer="layout" svg:width="1.5cm" svg:height="0.7cm" svg:x="14.1cm" svg:y="9.1cm">
          <draw:text-box draw:corner-radius="0.3cm">
            <text:p text:style-name="P3"><text:span text:style-name="T9">VoieS</text:span></text:p>
          </draw:text-box>
        </draw:frame>
        <draw:custom-shape draw:style-name="gr27" draw:text-style-name="P3" draw:layer="layout" svg:width="1.5cm" svg:height="2.4cm" svg:x="2.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3" draw:layer="layout" svg:x1="3.1cm" svg:y1="5.3cm" svg:x2="3.1cm" svg:y2="7.4cm">
          <text:p/>
        </draw:line>
        <draw:line draw:style-name="gr28" draw:text-style-name="P3" draw:layer="layout" svg:x1="2.7cm" svg:y1="5.9cm" svg:x2="3.5cm" svg:y2="5.9cm">
          <text:p/>
        </draw:line>
        <draw:line draw:style-name="gr34" draw:text-style-name="P3" draw:layer="layout" svg:x1="9.4cm" svg:y1="5.9cm" svg:x2="3.8cm" svg:y2="5.9cm">
          <text:p/>
        </draw:line>
        <draw:g>
          <draw:polyline draw:style-name="gr3" draw:text-style-name="P3" draw:layer="layout" svg:width="0.506cm" svg:height="0.408cm" svg:x="5.085cm" svg:y="5.699cm" svg:viewBox="0 0 507 409" draw:points="500,0 0,9 507,400 7,409">
            <text:p/>
          </draw:polyline>
          <draw:polyline draw:style-name="gr3" draw:text-style-name="P3" draw:layer="layout" svg:width="0.202cm" svg:height="0.199cm" svg:x="5.092cm" svg:y="6.004cm" svg:viewBox="0 0 203 200" draw:points="198,0 0,103 203,200">
            <text:p/>
          </draw:polyline>
        </draw:g>
        <draw:frame draw:style-name="gr35" draw:text-style-name="P17" draw:layer="layout" svg:width="3.358cm" svg:height="0.607cm" svg:x="4.542cm" svg:y="5.231cm">
          <draw:text-box draw:corner-radius="0.3cm">
            <text:p text:style-name="P3"><text:span text:style-name="T10">SIGUSR2</text:span></text:p>
          </draw:text-box>
        </draw:frame>
        <draw:frame draw:style-name="gr36" draw:text-style-name="P18" draw:layer="layout" svg:width="7.2cm" svg:height="0.607cm" svg:x="5.2cm" svg:y="6.1cm">
          <draw:text-box>
            <text:p text:style-name="P3"><text:span text:style-name="T10">waitpid()</text:span></text:p>
          </draw:text-box>
        </draw:frame>
        <draw:custom-shape draw:style-name="gr27" draw:text-style-name="P3" draw:layer="layout" svg:width="1.5cm" svg:height="2.4cm" svg:x="13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3" draw:layer="layout" svg:x1="14.7cm" svg:y1="6.4cm" svg:x2="14.7cm" svg:y2="8.5cm">
          <text:p/>
        </draw:line>
        <draw:line draw:style-name="gr28" draw:text-style-name="P3" draw:layer="layout" svg:x1="14.3cm" svg:y1="7cm" svg:x2="15.1cm" svg:y2="7cm">
          <text:p/>
        </draw:line>
        <draw:line draw:style-name="gr34" draw:text-style-name="P3" draw:layer="layout" svg:x1="9.4cm" svg:y1="6.9cm" svg:x2="13.9cm" svg:y2="6.9cm">
          <text:p/>
        </draw:line>
        <draw:g>
          <draw:polyline draw:style-name="gr3" draw:text-style-name="P3" draw:layer="layout" svg:width="0.499cm" svg:height="0.399cm" svg:x="11.9cm" svg:y="6.7cm" svg:viewBox="0 0 500 400" draw:points="0,0 500,0 0,400 500,400">
            <text:p/>
          </draw:polyline>
          <draw:polyline draw:style-name="gr3" draw:text-style-name="P3" draw:layer="layout" svg:width="0.2cm" svg:height="0.199cm" svg:x="12.2cm" svg:y="7cm" svg:viewBox="0 0 201 200" draw:points="0,0 201,100 0,200">
            <text:p/>
          </draw:polyline>
        </draw:g>
        <draw:frame draw:style-name="gr35" draw:text-style-name="P17" draw:layer="layout" svg:width="3.358cm" svg:height="0.607cm" svg:x="11.342cm" svg:y="6.231cm">
          <draw:text-box draw:corner-radius="0.3cm">
            <text:p text:style-name="P3"><text:span text:style-name="T10">SIGCONT</text:span></text:p>
          </draw:text-box>
        </draw:frame>
        <draw:line draw:style-name="gr37" draw:text-style-name="P3" draw:layer="layout" svg:x1="14.208cm" svg:y1="8.506cm" svg:x2="9.4cm" svg:y2="8.5cm">
          <text:p/>
        </draw:line>
        <draw:frame draw:style-name="gr38" draw:text-style-name="P18" draw:layer="layout" svg:width="7.2cm" svg:height="0.7cm" svg:x="6.4cm" svg:y="7.9cm">
          <draw:text-box>
            <text:p text:style-name="P3"><text:span text:style-name="T10">waitpid()</text:span></text:p>
          </draw:text-box>
        </draw:frame>
        <draw:line draw:style-name="gr34" draw:text-style-name="P3" draw:layer="layout" svg:x1="9.4cm" svg:y1="7.8cm" svg:x2="13.9cm" svg:y2="7.8cm">
          <text:p/>
        </draw:line>
        <draw:g>
          <draw:polyline draw:style-name="gr3" draw:text-style-name="P3" draw:layer="layout" svg:width="0.499cm" svg:height="0.399cm" svg:x="12.099cm" svg:y="7.6cm" svg:viewBox="0 0 500 400" draw:points="0,0 500,0 0,400 500,400">
            <text:p/>
          </draw:polyline>
          <draw:polyline draw:style-name="gr3" draw:text-style-name="P3" draw:layer="layout" svg:width="0.2cm" svg:height="0.199cm" svg:x="12.399cm" svg:y="7.9cm" svg:viewBox="0 0 201 200" draw:points="0,0 201,100 0,200">
            <text:p/>
          </draw:polyline>
        </draw:g>
        <draw:frame draw:style-name="gr39" draw:text-style-name="P17" draw:layer="layout" svg:width="3.358cm" svg:height="0.669cm" svg:x="11.642cm" svg:y="7.2cm">
          <draw:text-box draw:corner-radius="0.3cm">
            <text:p text:style-name="P3"><text:span text:style-name="T10">SIGUSR2</text:span></text:p>
          </draw:text-box>
        </draw:frame>
        <draw:line draw:style-name="gr40" draw:text-style-name="P3" draw:layer="layout" svg:x1="3.8cm" svg:y1="6.7cm" svg:x2="9.5cm" svg:y2="6.7cm">
          <text:p/>
        </draw:line>
        <draw:custom-shape draw:style-name="gr27" draw:text-style-name="P3" draw:layer="layout" svg:width="1.5cm" svg:height="2.4cm" svg:x="0.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3" draw:layer="layout" svg:x1="1.7cm" svg:y1="8.7cm" svg:x2="1.7cm" svg:y2="10.8cm">
          <text:p/>
        </draw:line>
        <draw:line draw:style-name="gr28" draw:text-style-name="P3" draw:layer="layout" svg:x1="1.3cm" svg:y1="9.3cm" svg:x2="2.1cm" svg:y2="9.3cm">
          <text:p/>
        </draw:line>
        <draw:line draw:style-name="gr41" draw:text-style-name="P3" draw:layer="layout" svg:x1="9.5cm" svg:y1="9cm" svg:x2="2.3cm" svg:y2="8.9cm">
          <text:p/>
        </draw:line>
        <draw:g>
          <draw:polyline draw:style-name="gr3" draw:text-style-name="P3" draw:layer="layout" svg:width="0.499cm" svg:height="0.399cm" svg:x="5.1cm" svg:y="8.7cm" svg:viewBox="0 0 500 400" draw:points="500,0 0,0 500,400 0,400">
            <text:p/>
          </draw:polyline>
          <draw:polyline draw:style-name="gr3" draw:text-style-name="P3" draw:layer="layout" svg:width="0.2cm" svg:height="0.199cm" svg:x="5.1cm" svg:y="9cm" svg:viewBox="0 0 201 200" draw:points="200,0 0,100 201,200">
            <text:p/>
          </draw:polyline>
        </draw:g>
        <draw:frame draw:style-name="gr35" draw:text-style-name="P17" draw:layer="layout" svg:width="3.358cm" svg:height="0.607cm" svg:x="4.5cm" svg:y="8.2cm">
          <draw:text-box draw:corner-radius="0.3cm">
            <text:p text:style-name="P3"><text:span text:style-name="T10">SIGUSR2</text:span></text:p>
          </draw:text-box>
        </draw:frame>
        <draw:line draw:style-name="gr37" draw:text-style-name="P3" draw:layer="layout" svg:x1="2.4cm" svg:y1="9.6cm" svg:x2="9.452cm" svg:y2="9.702cm">
          <text:p/>
        </draw:line>
        <draw:custom-shape draw:style-name="gr27" draw:text-style-name="P3" draw:layer="layout" svg:width="1.5cm" svg:height="2.4cm" svg:x="1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3" draw:layer="layout" svg:x1="14.8cm" svg:y1="10cm" svg:x2="14.8cm" svg:y2="12.1cm">
          <text:p/>
        </draw:line>
        <draw:line draw:style-name="gr28" draw:text-style-name="P3" draw:layer="layout" svg:x1="14.4cm" svg:y1="10.6cm" svg:x2="15.2cm" svg:y2="10.6cm">
          <text:p/>
        </draw:line>
        <draw:line draw:style-name="gr41" draw:text-style-name="P3" draw:layer="layout" svg:x1="9.4cm" svg:y1="10.2cm" svg:x2="14.2cm" svg:y2="10.2cm">
          <text:p/>
        </draw:line>
        <draw:g>
          <draw:polyline draw:style-name="gr3" draw:text-style-name="P3" draw:layer="layout" svg:width="0.499cm" svg:height="0.399cm" svg:x="12.599cm" svg:y="10cm" svg:viewBox="0 0 500 400" draw:points="0,0 500,0 0,400 500,400">
            <text:p/>
          </draw:polyline>
          <draw:polyline draw:style-name="gr3" draw:text-style-name="P3" draw:layer="layout" svg:width="0.2cm" svg:height="0.199cm" svg:x="12.899cm" svg:y="10.3cm" svg:viewBox="0 0 201 200" draw:points="0,0 201,100 0,200">
            <text:p/>
          </draw:polyline>
        </draw:g>
        <draw:frame draw:style-name="gr35" draw:text-style-name="P17" draw:layer="layout" svg:width="3.358cm" svg:height="0.607cm" svg:x="12.242cm" svg:y="9.4cm">
          <draw:text-box draw:corner-radius="0.3cm">
            <text:p text:style-name="P3"><text:span text:style-name="T10">SIGUSR2</text:span></text:p>
          </draw:text-box>
        </draw:frame>
        <draw:line draw:style-name="gr37" draw:text-style-name="P3" draw:layer="layout" svg:x1="14cm" svg:y1="11.2cm" svg:x2="9.4cm" svg:y2="11.2cm">
          <text:p/>
        </draw:line>
        <draw:frame draw:style-name="gr38" draw:text-style-name="P18" draw:layer="layout" svg:width="2.2cm" svg:height="0.7cm" svg:x="9.3cm" svg:y="10.6cm">
          <draw:text-box>
            <text:p text:style-name="P3"><text:span text:style-name="T10">waitpid()</text:span></text:p>
          </draw:text-box>
        </draw:frame>
        <draw:custom-shape draw:style-name="gr27" draw:text-style-name="P3" draw:layer="layout" svg:width="1.5cm" svg:height="2.4cm" svg:x="2.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3" draw:layer="layout" svg:x1="3.4cm" svg:y1="11.1cm" svg:x2="3.4cm" svg:y2="13.2cm">
          <text:p/>
        </draw:line>
        <draw:line draw:style-name="gr28" draw:text-style-name="P3" draw:layer="layout" svg:x1="3cm" svg:y1="11.7cm" svg:x2="3.8cm" svg:y2="11.7cm">
          <text:p/>
        </draw:line>
        <draw:line draw:style-name="gr41" draw:text-style-name="P3" draw:layer="layout" svg:x1="9.4cm" svg:y1="11.7cm" svg:x2="4.1cm" svg:y2="11.7cm">
          <text:p/>
        </draw:line>
        <draw:g>
          <draw:polyline draw:style-name="gr3" draw:text-style-name="P3" draw:layer="layout" svg:width="0.499cm" svg:height="0.399cm" svg:x="5.3cm" svg:y="11.5cm" svg:viewBox="0 0 500 400" draw:points="500,0 0,0 500,400 0,400">
            <text:p/>
          </draw:polyline>
          <draw:polyline draw:style-name="gr3" draw:text-style-name="P3" draw:layer="layout" svg:width="0.2cm" svg:height="0.199cm" svg:x="5.3cm" svg:y="11.8cm" svg:viewBox="0 0 201 200" draw:points="200,0 0,100 201,200">
            <text:p/>
          </draw:polyline>
        </draw:g>
        <draw:frame draw:style-name="gr35" draw:text-style-name="P17" draw:layer="layout" svg:width="3.358cm" svg:height="0.607cm" svg:x="4.5cm" svg:y="10.9cm">
          <draw:text-box draw:corner-radius="0.3cm">
            <text:p text:style-name="P3"><text:span text:style-name="T10">SIGUSR2</text:span></text:p>
          </draw:text-box>
        </draw:frame>
        <draw:line draw:style-name="gr37" draw:text-style-name="P3" draw:layer="layout" svg:x1="4.2cm" svg:y1="12.4cm" svg:x2="9.5cm" svg:y2="12.4cm">
          <text:p/>
        </draw:line>
        <draw:g>
          <draw:polyline draw:style-name="gr3" draw:text-style-name="P3" draw:layer="layout" svg:width="1.199cm" svg:height="1.099cm" svg:x="16.3cm" svg:y="21.3cm" svg:viewBox="0 0 1200 1100" draw:points="0,0 0,1100 1200,1100 1200,0">
            <text:p/>
          </draw:polyline>
          <draw:line draw:style-name="gr3" draw:text-style-name="P3" draw:layer="layout" svg:x1="16.3cm" svg:y1="22.217cm" svg:x2="17.5cm" svg:y2="22.217cm">
            <text:p/>
          </draw:line>
          <draw:line draw:style-name="gr3" draw:text-style-name="P3" draw:layer="layout" svg:x1="16.3cm" svg:y1="22.033cm" svg:x2="17.5cm" svg:y2="22.033cm">
            <text:p/>
          </draw:line>
          <draw:line draw:style-name="gr3" draw:text-style-name="P3" draw:layer="layout" svg:x1="16.3cm" svg:y1="21.85cm" svg:x2="17.5cm" svg:y2="21.85cm">
            <text:p/>
          </draw:line>
          <draw:line draw:style-name="gr3" draw:text-style-name="P3" draw:layer="layout" svg:x1="16.3cm" svg:y1="21.667cm" svg:x2="17.5cm" svg:y2="21.667cm">
            <text:p/>
          </draw:line>
        </draw:g>
        <draw:g>
          <draw:polyline draw:style-name="gr3" draw:text-style-name="P3" draw:layer="layout" svg:width="0.899cm" svg:height="0.839cm" svg:x="16.3cm" svg:y="18.4cm" svg:viewBox="0 0 900 840" draw:points="0,840 0,0 900,840 900,0">
            <text:p/>
          </draw:polyline>
          <draw:line draw:style-name="gr3" draw:text-style-name="P3" draw:layer="layout" svg:x1="16.3cm" svg:y1="19.03cm" svg:x2="16.95cm" svg:y2="19.03cm">
            <text:p/>
          </draw:line>
          <draw:line draw:style-name="gr3" draw:text-style-name="P3" draw:layer="layout" svg:x1="16.55cm" svg:y1="18.61cm" svg:x2="17.2cm" svg:y2="18.61cm">
            <text:p/>
          </draw:line>
        </draw:g>
        <draw:g>
          <draw:polyline draw:style-name="gr3" draw:text-style-name="P3" draw:layer="layout" svg:width="0.899cm" svg:height="0.839cm" svg:x="16.3cm" svg:y="19.56cm" svg:viewBox="0 0 900 840" draw:points="0,840 0,0 900,840 900,0">
            <text:p/>
          </draw:polyline>
          <draw:line draw:style-name="gr3" draw:text-style-name="P3" draw:layer="layout" svg:x1="16.3cm" svg:y1="20.19cm" svg:x2="16.95cm" svg:y2="20.19cm">
            <text:p/>
          </draw:line>
          <draw:line draw:style-name="gr3" draw:text-style-name="P3" draw:layer="layout" svg:x1="16.55cm" svg:y1="19.77cm" svg:x2="17.2cm" svg:y2="19.77cm">
            <text:p/>
          </draw:line>
        </draw:g>
        <draw:line draw:style-name="gr41" draw:text-style-name="P3" draw:layer="layout" svg:x1="16.3cm" svg:y1="21.9cm" svg:x2="9.4cm" svg:y2="21.9cm">
          <text:p/>
        </draw:line>
        <draw:line draw:style-name="gr41" draw:text-style-name="P3" draw:layer="layout" svg:x1="16.3cm" svg:y1="18.7cm" svg:x2="9.4cm" svg:y2="18.7cm">
          <text:p/>
        </draw:line>
        <draw:line draw:style-name="gr41" draw:text-style-name="P3" draw:layer="layout" svg:x1="16.3cm" svg:y1="19.9cm" svg:x2="9.4cm" svg:y2="19.9cm">
          <text:p/>
        </draw:line>
        <draw:frame draw:style-name="gr42" draw:text-style-name="P8" draw:layer="layout" svg:width="2.576cm" svg:height="0.7cm" svg:x="13.124cm" svg:y="16cm">
          <draw:text-box draw:corner-radius="0.3cm">
            <text:p text:style-name="P4"><text:span text:style-name="T11">TempoCouleur</text:span></text:p>
          </draw:text-box>
        </draw:frame>
        <draw:frame draw:style-name="gr43" draw:text-style-name="P8" draw:layer="layout" svg:width="2.898cm" svg:height="0.7cm" svg:x="13.502cm" svg:y="21cm">
          <draw:text-box draw:corner-radius="0.3cm">
            <text:p text:style-name="P4"><text:span text:style-name="T9">ArrivéeVéhicules</text:span></text:p>
          </draw:text-box>
        </draw:frame>
        <draw:frame draw:style-name="gr44" draw:text-style-name="P8" draw:layer="layout" svg:width="3.11cm" svg:height="0.7cm" svg:x="16.89cm" svg:y="17.9cm">
          <draw:text-box draw:corner-radius="0.3cm">
            <text:p text:style-name="P4"><text:span text:style-name="T11">SempahoreTempo</text:span></text:p>
          </draw:text-box>
        </draw:frame>
        <draw:g>
          <draw:line draw:style-name="gr3" draw:text-style-name="P3" draw:layer="layout" svg:x1="13.8cm" svg:y1="17.376cm" svg:x2="14.299cm" svg:y2="17.8cm">
            <text:p/>
          </draw:line>
          <draw:line draw:style-name="gr3" draw:text-style-name="P3" draw:layer="layout" svg:x1="13.8cm" svg:y1="17.8cm" svg:x2="14.299cm" svg:y2="17.376cm">
            <text:p/>
          </draw:line>
        </draw:g>
        <draw:g>
          <draw:line draw:style-name="gr3" draw:text-style-name="P3" draw:layer="layout" svg:x1="13.301cm" svg:y1="21.7cm" svg:x2="13.8cm" svg:y2="22.124cm">
            <text:p/>
          </draw:line>
          <draw:line draw:style-name="gr3" draw:text-style-name="P3" draw:layer="layout" svg:x1="13.301cm" svg:y1="22.124cm" svg:x2="13.8cm" svg:y2="21.7cm">
            <text:p/>
          </draw:line>
        </draw:g>
        <draw:g>
          <draw:line draw:style-name="gr3" draw:text-style-name="P3" draw:layer="layout" svg:x1="13.101cm" svg:y1="18.5cm" svg:x2="13.6cm" svg:y2="18.924cm">
            <text:p/>
          </draw:line>
          <draw:line draw:style-name="gr3" draw:text-style-name="P3" draw:layer="layout" svg:x1="13.101cm" svg:y1="18.924cm" svg:x2="13.6cm" svg:y2="18.5cm">
            <text:p/>
          </draw:line>
        </draw:g>
        <draw:g>
          <draw:line draw:style-name="gr3" draw:text-style-name="P3" draw:layer="layout" svg:x1="13.101cm" svg:y1="19.676cm" svg:x2="13.6cm" svg:y2="20.1cm">
            <text:p/>
          </draw:line>
          <draw:line draw:style-name="gr3" draw:text-style-name="P3" draw:layer="layout" svg:x1="13.101cm" svg:y1="20.1cm" svg:x2="13.6cm" svg:y2="19.676cm">
            <text:p/>
          </draw:line>
        </draw:g>
        <draw:frame draw:style-name="gr45" draw:text-style-name="P8" draw:layer="layout" svg:width="3.271cm" svg:height="0.7cm" svg:x="17cm" svg:y="19.2cm">
          <draw:text-box draw:corner-radius="0.3cm">
            <text:p text:style-name="P4"><text:span text:style-name="T11">SemaphoreCouleur</text:span></text:p>
          </draw:text-box>
        </draw:frame>
        <draw:frame draw:style-name="gr36" draw:text-style-name="P18" draw:layer="layout" svg:width="4.1cm" svg:height="0.607cm" svg:x="5.5cm" svg:y="23.1cm">
          <draw:text-box>
            <text:p text:style-name="P3"><text:span text:style-name="T10">TerminerApplication(true)</text:span></text:p>
          </draw:text-box>
        </draw:frame>
        <draw:line draw:style-name="gr3" draw:text-style-name="P3" draw:layer="layout" svg:x1="9.4cm" svg:y1="17.5cm" svg:x2="16.2cm" svg:y2="17.6cm">
          <text:p/>
        </draw:line>
        <draw:frame draw:style-name="gr36" draw:text-style-name="P18" draw:layer="layout" svg:width="3.3cm" svg:height="0.607cm" svg:x="6.1cm" svg:y="9.2cm">
          <draw:text-box>
            <text:p text:style-name="P3"><text:span text:style-name="T10">waitpid()</text:span></text:p>
          </draw:text-box>
        </draw:frame>
        <draw:frame draw:style-name="gr38" draw:text-style-name="P18" draw:layer="layout" svg:width="2.2cm" svg:height="0.7cm" svg:x="7cm" svg:y="11.9cm">
          <draw:text-box>
            <text:p text:style-name="P3"><text:span text:style-name="T10">waitpid()</text:span></text:p>
          </draw:text-box>
        </draw:frame>
        <draw:frame draw:style-name="gr31" draw:text-style-name="P8" draw:layer="layout" svg:width="1.5cm" svg:height="0.7cm" svg:x="14.1cm" svg:y="12.401cm">
          <draw:text-box draw:corner-radius="0.3cm">
            <text:p text:style-name="P3"><text:span text:style-name="T9">VoieO</text:span></text:p>
          </draw:text-box>
        </draw:frame>
        <draw:custom-shape draw:style-name="gr27" draw:text-style-name="P3" draw:layer="layout" svg:width="1.5cm" svg:height="2.4cm" svg:x="14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3" draw:layer="layout" svg:x1="14.8cm" svg:y1="13.301cm" svg:x2="14.8cm" svg:y2="15.401cm">
          <text:p/>
        </draw:line>
        <draw:line draw:style-name="gr28" draw:text-style-name="P3" draw:layer="layout" svg:x1="14.4cm" svg:y1="13.901cm" svg:x2="15.2cm" svg:y2="13.901cm">
          <text:p/>
        </draw:line>
        <draw:line draw:style-name="gr41" draw:text-style-name="P3" draw:layer="layout" svg:x1="9.4cm" svg:y1="13.501cm" svg:x2="14.2cm" svg:y2="13.501cm">
          <text:p/>
        </draw:line>
        <draw:g>
          <draw:polyline draw:style-name="gr3" draw:text-style-name="P3" draw:layer="layout" svg:width="0.499cm" svg:height="0.399cm" svg:x="12.599cm" svg:y="13.301cm" svg:viewBox="0 0 500 400" draw:points="0,0 500,0 0,400 500,400">
            <text:p/>
          </draw:polyline>
          <draw:polyline draw:style-name="gr3" draw:text-style-name="P3" draw:layer="layout" svg:width="0.2cm" svg:height="0.199cm" svg:x="12.899cm" svg:y="13.601cm" svg:viewBox="0 0 201 200" draw:points="0,0 201,100 0,200">
            <text:p/>
          </draw:polyline>
        </draw:g>
        <draw:frame draw:style-name="gr35" draw:text-style-name="P17" draw:layer="layout" svg:width="3.358cm" svg:height="0.607cm" svg:x="12.242cm" svg:y="12.701cm">
          <draw:text-box draw:corner-radius="0.3cm">
            <text:p text:style-name="P3"><text:span text:style-name="T10">SIGUSR2</text:span></text:p>
          </draw:text-box>
        </draw:frame>
        <draw:line draw:style-name="gr37" draw:text-style-name="P3" draw:layer="layout" svg:x1="14cm" svg:y1="14.501cm" svg:x2="9.4cm" svg:y2="14.501cm">
          <text:p/>
        </draw:line>
        <draw:frame draw:style-name="gr38" draw:text-style-name="P18" draw:layer="layout" svg:width="2.2cm" svg:height="0.7cm" svg:x="9.3cm" svg:y="13.901cm">
          <draw:text-box>
            <text:p text:style-name="P3"><text:span text:style-name="T10">waitpid()</text:span></text:p>
          </draw:text-box>
        </draw:frame>
        <draw:frame draw:style-name="gr32" draw:text-style-name="P8" draw:layer="layout" svg:width="1.5cm" svg:height="0.645cm" svg:x="0.9cm" svg:y="14.256cm">
          <draw:text-box draw:corner-radius="0.3cm">
            <text:p text:style-name="P3"><text:span text:style-name="T9">Feu</text:span></text:p>
          </draw:text-box>
        </draw:frame>
        <draw:custom-shape draw:style-name="gr27" draw:text-style-name="P3" draw:layer="layout" svg:width="1.5cm" svg:height="2.4cm" svg:x="0.9cm" svg:y="1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3" draw:layer="layout" svg:x1="1.7cm" svg:y1="15.101cm" svg:x2="1.7cm" svg:y2="17.201cm">
          <text:p/>
        </draw:line>
        <draw:line draw:style-name="gr28" draw:text-style-name="P3" draw:layer="layout" svg:x1="1.3cm" svg:y1="15.701cm" svg:x2="2.1cm" svg:y2="15.701cm">
          <text:p/>
        </draw:line>
        <draw:line draw:style-name="gr41" draw:text-style-name="P3" draw:layer="layout" svg:x1="9.5cm" svg:y1="15.401cm" svg:x2="2.3cm" svg:y2="15.301cm">
          <text:p/>
        </draw:line>
        <draw:g>
          <draw:polyline draw:style-name="gr3" draw:text-style-name="P3" draw:layer="layout" svg:width="0.499cm" svg:height="0.399cm" svg:x="5.1cm" svg:y="15.101cm" svg:viewBox="0 0 500 400" draw:points="500,0 0,0 500,400 0,400">
            <text:p/>
          </draw:polyline>
          <draw:polyline draw:style-name="gr3" draw:text-style-name="P3" draw:layer="layout" svg:width="0.2cm" svg:height="0.199cm" svg:x="5.1cm" svg:y="15.401cm" svg:viewBox="0 0 201 200" draw:points="200,0 0,100 201,200">
            <text:p/>
          </draw:polyline>
        </draw:g>
        <draw:frame draw:style-name="gr35" draw:text-style-name="P17" draw:layer="layout" svg:width="3.358cm" svg:height="0.607cm" svg:x="4.5cm" svg:y="14.601cm">
          <draw:text-box draw:corner-radius="0.3cm">
            <text:p text:style-name="P3"><text:span text:style-name="T10">SIGUSR2</text:span></text:p>
          </draw:text-box>
        </draw:frame>
        <draw:line draw:style-name="gr37" draw:text-style-name="P3" draw:layer="layout" svg:x1="2.4cm" svg:y1="16.001cm" svg:x2="9.452cm" svg:y2="16.103cm">
          <text:p/>
        </draw:line>
        <draw:frame draw:style-name="gr36" draw:text-style-name="P18" draw:layer="layout" svg:width="3.3cm" svg:height="0.607cm" svg:x="6.1cm" svg:y="15.601cm">
          <draw:text-box>
            <text:p text:style-name="P3"><text:span text:style-name="T10">waitpid()</text:span></text:p>
          </draw:text-box>
        </draw:frame>
        <draw:g>
          <draw:custom-shape draw:style-name="gr2" draw:text-style-name="P8" draw:layer="layout" svg:width="1.171cm" svg:height="1.169cm" svg:x="15.529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0.292cm" svg:height="0.231cm" svg:x="15.529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5.821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3cm" svg:height="0.231cm" svg:x="16.113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406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292cm" svg:height="0.231cm" svg:x="15.528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3cm" svg:height="0.231cm" svg:x="15.82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113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405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292cm" svg:height="0.231cm" svg:x="15.529cm" svg:y="16.8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5.821cm" svg:y="16.8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3cm" svg:height="0.231cm" svg:x="16.113cm" svg:y="16.8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406cm" svg:y="16.8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292cm" svg:height="0.231cm" svg:x="15.528cm" svg:y="16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3cm" svg:height="0.231cm" svg:x="15.82cm" svg:y="16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113cm" svg:y="16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405cm" svg:y="16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292cm" svg:height="0.232cm" svg:x="15.528cm" svg:y="16.7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3cm" svg:height="0.232cm" svg:x="15.82cm" svg:y="16.7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2cm" svg:x="16.113cm" svg:y="16.7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2cm" svg:x="16.405cm" svg:y="16.7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" draw:text-style-name="P8" draw:layer="layout" svg:x1="15.528cm" svg:y1="16.492cm" svg:x2="16.697cm" svg:y2="16.492cm">
            <text:p/>
          </draw:line>
        </draw:g>
        <draw:line draw:style-name="gr3" draw:text-style-name="P3" draw:layer="layout" svg:x1="16.2cm" svg:y1="17.6cm" svg:x2="16.2cm" svg:y2="17.4cm">
          <text:p/>
        </draw:line>
        <draw:custom-shape draw:style-name="gr18" draw:text-style-name="P3" draw:layer="layout" svg:width="0.2cm" svg:height="0.2cm" svg:x="9.4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9" draw:layer="layout" svg:x1="9.5cm" svg:y1="23.755cm" svg:x2="12.5cm" svg:y2="23.755cm">
          <text:p/>
        </draw:line>
        <draw:g>
          <draw:line draw:style-name="gr3" draw:text-style-name="P10" draw:layer="layout" svg:x1="12.4cm" svg:y1="24.055cm" svg:x2="12.6cm" svg:y2="24.255cm">
            <text:p/>
          </draw:line>
          <draw:line draw:style-name="gr3" draw:text-style-name="P10" draw:layer="layout" svg:x1="12.4cm" svg:y1="24.255cm" svg:x2="12.6cm" svg:y2="24.055cm">
            <text:p/>
          </draw:line>
        </draw:g>
        <draw:line draw:style-name="gr3" draw:text-style-name="P19" draw:layer="layout" svg:x1="12.5cm" svg:y1="23.8cm" svg:x2="12.5cm" svg:y2="24.6cm">
          <text:p/>
        </draw:line>
        <draw:line draw:style-name="gr3" draw:text-style-name="P19" draw:layer="layout" svg:x1="9.5cm" svg:y1="24.6cm" svg:x2="12.5cm" svg:y2="24.6cm">
          <text:p/>
        </draw:line>
      </draw:page>
      <draw:page draw:name="page4" draw:style-name="dp1" draw:master-page-name="Standard">
        <draw:frame draw:style-name="gr1" draw:text-style-name="P2" draw:layer="layout" svg:width="12.309cm" svg:height="1.825cm" svg:x="3.8cm" svg:y="1.9cm">
          <draw:text-box>
            <text:p text:style-name="P20"><text:span text:style-name="T12">Feu</text:span></text:p>
            <text:p text:style-name="P20"><text:span text:style-name="T12">Initialisation</text:span></text:p>
          </draw:text-box>
        </draw:frame>
        <draw:g>
          <draw:custom-shape draw:style-name="gr2" draw:text-style-name="P10" draw:layer="layout" svg:width="5cm" svg:height="18.2cm" svg:x="7.3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0" draw:layer="layout" svg:x1="9.9cm" svg:y1="5.789cm" svg:x2="9.9cm" svg:y2="21.909cm">
            <text:p/>
          </draw:line>
          <draw:line draw:style-name="gr3" draw:text-style-name="P10" draw:layer="layout" svg:x1="8.3cm" svg:y1="20.194cm" svg:x2="11.5cm" svg:y2="20.194cm">
            <text:p/>
          </draw:line>
        </draw:g>
        <draw:g>
          <draw:custom-shape draw:style-name="gr5" draw:text-style-name="P10" draw:layer="layout" svg:width="0.806cm" svg:height="0.594cm" svg:x="14.7cm" svg:y="6.69cm">
            <text:p text:style-name="P10">s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0" draw:layer="layout" svg:width="1.129cm" svg:height="1.998cm" svg:x="16.071cm" svg:y="7.2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10" draw:layer="layout" svg:width="1.127cm" svg:height="2.105cm" svg:x="15.426cm" svg:y="6.96cm" svg:viewBox="0 0 1128 2106" draw:points="102,0 1025,0 0,378 1128,378 1128,2106">
            <text:p/>
          </draw:polyline>
        </draw:g>
        <draw:line draw:style-name="gr41" draw:text-style-name="P10" draw:layer="layout" svg:x1="16.1cm" svg:y1="7.89cm" svg:x2="9.9cm" svg:y2="7.89cm">
          <text:p/>
        </draw:line>
        <draw:line draw:style-name="gr41" draw:text-style-name="P10" draw:layer="layout" svg:x1="16.1cm" svg:y1="8.89cm" svg:x2="9.9cm" svg:y2="8.89cm">
          <text:p/>
        </draw:line>
        <draw:custom-shape draw:style-name="gr2" draw:text-style-name="P10" draw:layer="layout" svg:width="0.224cm" svg:height="0.186cm" draw:transform="skewX (-0.0160570291183448) rotate (-1.04021623418961) translate (13.459cm 8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46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11" draw:layer="layout" svg:width="1.827cm" svg:height="0.61cm" svg:x="12.8cm" svg:y="8.99cm">
          <draw:text-box draw:corner-radius="0.3cm">
            <text:p><text:span text:style-name="T5"><text:s/></text:span><text:span text:style-name="T13">SIGUSR2</text:span></text:p>
          </draw:text-box>
        </draw:frame>
        <draw:frame draw:style-name="gr47" draw:text-style-name="P21" draw:layer="layout" svg:width="2.491cm" svg:height="0.645cm" svg:x="16.109cm" svg:y="6.455cm">
          <draw:text-box draw:corner-radius="0.3cm">
            <text:p><text:span text:style-name="T14">finTache</text:span></text:p>
          </draw:text-box>
        </draw:frame>
        <draw:frame draw:style-name="gr48" draw:text-style-name="P13" draw:layer="layout" svg:width="1.234cm" svg:height="0.727cm" svg:x="9.3cm" svg:y="3.8cm">
          <draw:text-box>
            <text:p><text:span text:style-name="T6">Feu</text:span></text:p>
          </draw:text-box>
        </draw:frame>
        <draw:g>
          <draw:custom-shape draw:style-name="gr5" draw:text-style-name="P3" draw:layer="layout" svg:width="0.419cm" svg:height="0.341cm" svg:x="2.998cm" svg:y="6.399cm">
            <text:p text:style-name="P3">s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3" draw:layer="layout" svg:width="0.587cm" svg:height="1.148cm" svg:x="3.711cm" svg:y="6.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585cm" svg:height="1.209cm" svg:x="3.375cm" svg:y="6.555cm" svg:viewBox="0 0 586 1210" draw:points="53,0 533,0 0,217 586,217 586,1210">
            <text:p/>
          </draw:polyline>
        </draw:g>
        <draw:frame draw:style-name="gr49" draw:text-style-name="P6" draw:layer="layout" svg:width="2.94cm" svg:height="1.045cm" svg:x="3.06cm" svg:y="5.6cm">
          <draw:text-box draw:corner-radius="0.3cm">
            <text:p text:style-name="P4"><text:span text:style-name="T3">Défaut SIGUSR2</text:span></text:p>
            <text:p text:style-name="P4"><text:span text:style-name="T3">Défaut SIGCHLD</text:span></text:p>
          </draw:text-box>
        </draw:frame>
        <draw:custom-shape draw:style-name="gr2" draw:text-style-name="P3" draw:layer="layout" svg:width="0.199cm" svg:height="0.166cm" draw:transform="skewX (-0.0120427718387585) rotate (-1.04021623418961) translate (6.142cm 7.3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1.912cm" svg:height="0.963cm" svg:x="5cm" svg:y="7.937cm">
          <draw:text-box draw:corner-radius="0.3cm">
            <text:p text:style-name="P4"><text:span text:style-name="T3">SIGUSR2</text:span></text:p>
            <text:p text:style-name="P4"><text:span text:style-name="T3">SIGCHLD</text:span></text:p>
          </draw:text-box>
        </draw:frame>
        <draw:line draw:style-name="gr3" draw:text-style-name="P10" draw:layer="layout" svg:x1="4.3cm" svg:y1="7.5cm" svg:x2="9.9cm" svg:y2="7.5cm">
          <text:p/>
        </draw:line>
        <draw:line draw:style-name="gr3" draw:text-style-name="P10" draw:layer="layout" svg:x1="4.3cm" svg:y1="7.1cm" svg:x2="9.9cm" svg:y2="7.1cm">
          <text:p/>
        </draw:line>
        <draw:g>
          <draw:custom-shape draw:style-name="gr2" draw:text-style-name="P8" draw:layer="layout" svg:width="1.799cm" svg:height="1.6cm" svg:x="3.002cm" svg:y="9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0.449cm" svg:height="0.316cm" svg:x="3.002cm" svg:y="11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3.451cm" svg:y="11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3.9cm" svg:y="11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4.35cm" svg:y="11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6cm" svg:x="3.001cm" svg:y="11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3.45cm" svg:y="11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3.9cm" svg:y="11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6cm" svg:x="4.349cm" svg:y="11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6cm" svg:x="3.002cm" svg:y="10.8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3.451cm" svg:y="10.8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3.9cm" svg:y="10.8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4.35cm" svg:y="10.8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7cm" svg:x="3.001cm" svg:y="10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7cm" svg:x="3.45cm" svg:y="10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7cm" svg:x="3.9cm" svg:y="10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7cm" svg:x="4.349cm" svg:y="10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7cm" svg:x="3.001cm" svg:y="10.6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7cm" svg:x="3.45cm" svg:y="10.6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7cm" svg:x="3.9cm" svg:y="10.6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7cm" svg:x="4.349cm" svg:y="10.6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" draw:text-style-name="P8" draw:layer="layout" svg:x1="3.001cm" svg:y1="10.301cm" svg:x2="4.796cm" svg:y2="10.301cm">
            <text:p/>
          </draw:line>
        </draw:g>
        <draw:frame draw:style-name="gr8" draw:text-style-name="P6" draw:layer="layout" svg:width="2.576cm" svg:height="0.8cm" svg:x="0.525cm" svg:y="9.801cm">
          <draw:text-box draw:corner-radius="0.3cm">
            <text:p text:style-name="P4"><text:span text:style-name="T3">TempoCouleur</text:span></text:p>
          </draw:text-box>
        </draw:frame>
        <draw:frame draw:style-name="gr50" draw:text-style-name="P6" draw:layer="layout" svg:width="1.231cm" svg:height="0.908cm" svg:x="5.669cm" svg:y="9.2cm">
          <draw:text-box draw:corner-radius="0.3cm">
            <text:p text:style-name="P4"><text:span text:style-name="T3">RW</text:span></text:p>
          </draw:text-box>
        </draw:frame>
        <draw:line draw:style-name="gr3" draw:text-style-name="P3" draw:layer="layout" svg:x1="9.901cm" svg:y1="9.601cm" svg:x2="3.9cm" svg:y2="9.6cm">
          <text:p/>
        </draw:line>
        <draw:ellipse draw:style-name="gr51" draw:text-style-name="P22" draw:layer="layout" svg:width="0.9cm" svg:height="0.8cm" svg:x="5.7cm" svg:y="9.2cm">
          <text:p text:style-name="P10"><text:span text:style-name="T14">RW</text:span></text:p>
        </draw:ellipse>
        <draw:line draw:style-name="gr3" draw:text-style-name="P3" draw:layer="layout" svg:x1="3.9cm" svg:y1="9.6cm" svg:x2="3.9cm" svg:y2="9.9cm">
          <text:p/>
        </draw:line>
      </draw:page>
      <draw:page draw:name="page5" draw:style-name="dp1" draw:master-page-name="Standard">
        <draw:g>
          <draw:custom-shape draw:style-name="gr2" draw:text-style-name="P10" draw:layer="layout" svg:width="5cm" svg:height="19.5cm" svg:x="7.3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0" draw:layer="layout" svg:x1="9.9cm" svg:y1="6.174cm" svg:x2="9.9cm" svg:y2="24.08cm">
            <text:p/>
          </draw:line>
          <draw:line draw:style-name="gr3" draw:text-style-name="P10" draw:layer="layout" svg:x1="8.3cm" svg:y1="9.037cm" svg:x2="11.5cm" svg:y2="9.037cm">
            <text:p/>
          </draw:line>
        </draw:g>
        <draw:frame draw:style-name="gr1" draw:text-style-name="P2" draw:layer="layout" svg:width="12.309cm" svg:height="1.825cm" svg:x="4.102cm" svg:y="1.858cm">
          <draw:text-box>
            <text:p text:style-name="P20"><text:span text:style-name="T12">Feu</text:span></text:p>
            <text:p text:style-name="P20"><text:span text:style-name="T12">Moteur</text:span></text:p>
          </draw:text-box>
        </draw:frame>
        <draw:frame draw:style-name="gr48" draw:text-style-name="P13" draw:layer="layout" svg:width="1.234cm" svg:height="0.727cm" svg:x="9.266cm" svg:y="4.1cm">
          <draw:text-box>
            <text:p><text:span text:style-name="T6">Feu</text:span></text:p>
          </draw:text-box>
        </draw:frame>
        <draw:rect draw:style-name="gr52" draw:text-style-name="P10" draw:layer="layout" svg:width="2cm" svg:height="3.2cm" svg:x="2.8cm" svg:y="8.6cm">
          <text:p/>
        </draw:rect>
        <draw:line draw:style-name="gr3" draw:text-style-name="P10" draw:layer="layout" svg:x1="5.6cm" svg:y1="9.3cm" svg:x2="3.9cm" svg:y2="9.3cm">
          <text:p/>
        </draw:line>
        <draw:line draw:style-name="gr3" draw:text-style-name="P10" draw:layer="layout" svg:x1="3.9cm" svg:y1="9.3cm" svg:x2="3.9cm" svg:y2="11.6cm">
          <text:p/>
        </draw:line>
        <draw:frame draw:style-name="gr22" draw:text-style-name="P21" draw:layer="layout" svg:width="3cm" svg:height="0.645cm" svg:x="2.3cm" svg:y="7.8cm">
          <draw:text-box>
            <text:p text:style-name="P21">MAJTempoShm</text:p>
          </draw:text-box>
        </draw:frame>
        <draw:rect draw:style-name="gr52" draw:text-style-name="P10" draw:layer="layout" svg:width="2cm" svg:height="3.2cm" svg:x="17.7cm" svg:y="6.2cm">
          <text:p/>
        </draw:rect>
        <draw:line draw:style-name="gr3" draw:text-style-name="P10" draw:layer="layout" svg:x1="16.8cm" svg:y1="6.9cm" svg:x2="18.8cm" svg:y2="6.9cm">
          <text:p/>
        </draw:line>
        <draw:line draw:style-name="gr3" draw:text-style-name="P10" draw:layer="layout" svg:x1="18.8cm" svg:y1="6.9cm" svg:x2="18.8cm" svg:y2="9.2cm">
          <text:p/>
        </draw:line>
        <draw:frame draw:style-name="gr22" draw:text-style-name="P21" draw:layer="layout" svg:width="3.554cm" svg:height="0.645cm" svg:x="17.2cm" svg:y="5.4cm">
          <draw:text-box>
            <text:p text:style-name="P21">EcritureShmAxeEO</text:p>
          </draw:text-box>
        </draw:frame>
        <draw:rect draw:style-name="gr52" draw:text-style-name="P10" draw:layer="layout" svg:width="2cm" svg:height="3.2cm" svg:x="13.6cm" svg:y="5.3cm">
          <text:p/>
        </draw:rect>
        <draw:line draw:style-name="gr3" draw:text-style-name="P10" draw:layer="layout" svg:x1="12.7cm" svg:y1="6cm" svg:x2="14.7cm" svg:y2="6cm">
          <text:p/>
        </draw:line>
        <draw:line draw:style-name="gr3" draw:text-style-name="P10" draw:layer="layout" svg:x1="14.7cm" svg:y1="6cm" svg:x2="14.7cm" svg:y2="8.3cm">
          <text:p/>
        </draw:line>
        <draw:frame draw:style-name="gr22" draw:text-style-name="P21" draw:layer="layout" svg:width="3.533cm" svg:height="0.645cm" svg:x="13.1cm" svg:y="4.5cm">
          <draw:text-box>
            <text:p text:style-name="P21">EcritureShmAxeNS</text:p>
          </draw:text-box>
        </draw:frame>
        <draw:rect draw:style-name="gr52" draw:text-style-name="P10" draw:layer="layout" svg:width="2cm" svg:height="3.2cm" svg:x="2.667cm" svg:y="3.4cm">
          <text:p/>
        </draw:rect>
        <draw:line draw:style-name="gr3" draw:text-style-name="P10" draw:layer="layout" svg:x1="5.1cm" svg:y1="4.1cm" svg:x2="3.6cm" svg:y2="4.1cm">
          <text:p/>
        </draw:line>
        <draw:line draw:style-name="gr3" draw:text-style-name="P10" draw:layer="layout" svg:x1="3.6cm" svg:y1="4.1cm" svg:x2="3.6cm" svg:y2="6.4cm">
          <text:p/>
        </draw:line>
        <draw:frame draw:style-name="gr22" draw:text-style-name="P21" draw:layer="layout" svg:width="3.093cm" svg:height="0.645cm" svg:x="2.167cm" svg:y="2.6cm">
          <draw:text-box>
            <text:p text:style-name="P21">Decomptetempo</text:p>
          </draw:text-box>
        </draw:frame>
      </draw:page>
      <draw:page draw:name="page6" draw:style-name="dp1" draw:master-page-name="Standard">
        <draw:g>
          <draw:custom-shape draw:style-name="gr2" draw:text-style-name="P10" draw:layer="layout" svg:width="5cm" svg:height="18.6cm" svg:x="11.1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0" draw:layer="layout" svg:x1="13.7cm" svg:y1="7.115cm" svg:x2="13.7cm" svg:y2="23.589cm">
            <text:p/>
          </draw:line>
        </draw:g>
        <draw:frame draw:style-name="gr48" draw:text-style-name="P13" draw:layer="layout" svg:width="1.234cm" svg:height="0.727cm" svg:x="13.066cm" svg:y="4.873cm">
          <draw:text-box>
            <text:p><text:span text:style-name="T6">Feu</text:span></text:p>
          </draw:text-box>
        </draw:frame>
        <draw:g>
          <draw:custom-shape draw:style-name="gr5" draw:text-style-name="P10" draw:layer="layout" svg:width="0.935cm" svg:height="0.913cm" svg:x="4.966cm" svg:y="8.186cm">
            <text:p text:style-name="P10">s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0" draw:layer="layout" svg:width="2.799cm" svg:height="9.942cm" svg:x="6.801cm" svg:y="9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10" draw:layer="layout" svg:width="2.544cm" svg:height="9.899cm" svg:x="5.656cm" svg:y="8.699cm" svg:viewBox="0 0 2545 9900" draw:points="231,0 2314,0 0,1200 2545,1200 2545,9900">
            <text:p/>
          </draw:polyline>
        </draw:g>
        <draw:frame draw:style-name="gr53" draw:text-style-name="P11" draw:layer="layout" svg:width="2.38cm" svg:height="1.459cm" svg:x="7.82cm" svg:y="8.6cm">
          <draw:text-box>
            <text:p><text:span text:style-name="T6">finTache</text:span></text:p>
          </draw:text-box>
        </draw:frame>
        <draw:frame draw:style-name="gr54" draw:text-style-name="P11" draw:layer="layout" svg:width="2.365cm" svg:height="1.125cm" svg:x="4.501cm" svg:y="9.999cm">
          <draw:text-box>
            <text:p><text:span text:style-name="T6">SIGUSR2</text:span></text:p>
          </draw:text-box>
        </draw:frame>
        <draw:line draw:style-name="gr3" draw:text-style-name="P19" draw:layer="layout" svg:x1="9.601cm" svg:y1="10.499cm" svg:x2="11.401cm" svg:y2="10.499cm">
          <text:p/>
        </draw:line>
        <draw:line draw:style-name="gr3" draw:text-style-name="P19" draw:layer="layout" svg:x1="8.201cm" svg:y1="17.699cm" svg:x2="11.201cm" svg:y2="17.699cm">
          <text:p/>
        </draw:line>
        <draw:g>
          <draw:line draw:style-name="gr3" draw:text-style-name="P10" draw:layer="layout" svg:x1="10.101cm" svg:y1="17.599cm" svg:x2="10.301cm" svg:y2="17.799cm">
            <text:p/>
          </draw:line>
          <draw:line draw:style-name="gr3" draw:text-style-name="P10" draw:layer="layout" svg:x1="10.101cm" svg:y1="17.799cm" svg:x2="10.301cm" svg:y2="17.599cm">
            <text:p/>
          </draw:line>
        </draw:g>
        <draw:frame draw:style-name="gr55" draw:text-style-name="P11" draw:layer="layout" svg:width="1.124cm" svg:height="0.569cm" svg:x="9.676cm" svg:y="17.775cm">
          <draw:text-box>
            <text:p><text:span text:style-name="T5">exit()</text:span></text:p>
          </draw:text-box>
        </draw:frame>
        <draw:frame draw:style-name="gr1" draw:text-style-name="P2" draw:layer="layout" svg:width="12.309cm" svg:height="1.825cm" svg:x="4.103cm" svg:y="1.858cm">
          <draw:text-box>
            <text:p text:style-name="P20"><text:span text:style-name="T12">Feu</text:span></text:p>
            <text:p text:style-name="P20"><text:span text:style-name="T12">Destruction</text:span></text:p>
          </draw:text-box>
        </draw:frame>
        <draw:g>
          <draw:custom-shape draw:style-name="gr2" draw:text-style-name="P22" draw:layer="layout" svg:width="1.998cm" svg:height="2cm" svg:x="2.102cm" svg:y="1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10" draw:layer="layout" svg:width="0.498cm" svg:height="0.395cm" svg:x="2.102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498cm" svg:height="0.395cm" svg:x="2.6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5cm" svg:height="0.395cm" svg:x="3.098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499cm" svg:height="0.395cm" svg:x="3.598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0" draw:layer="layout" svg:width="0.498cm" svg:height="0.395cm" svg:x="2.1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5cm" svg:height="0.395cm" svg:x="2.598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499cm" svg:height="0.395cm" svg:x="3.098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498cm" svg:height="0.395cm" svg:x="3.597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0" draw:layer="layout" svg:width="0.498cm" svg:height="0.395cm" svg:x="2.102cm" svg:y="12.8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498cm" svg:height="0.395cm" svg:x="2.6cm" svg:y="12.8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5cm" svg:height="0.395cm" svg:x="3.098cm" svg:y="12.8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499cm" svg:height="0.395cm" svg:x="3.598cm" svg:y="12.8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0" draw:layer="layout" svg:width="0.498cm" svg:height="0.395cm" svg:x="2.1cm" svg:y="12.9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5cm" svg:height="0.395cm" svg:x="2.598cm" svg:y="12.9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499cm" svg:height="0.395cm" svg:x="3.098cm" svg:y="12.9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498cm" svg:height="0.395cm" svg:x="3.597cm" svg:y="12.9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0" draw:layer="layout" svg:width="0.498cm" svg:height="0.398cm" svg:x="2.1cm" svg:y="12.6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5cm" svg:height="0.398cm" svg:x="2.598cm" svg:y="12.6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499cm" svg:height="0.398cm" svg:x="3.098cm" svg:y="12.6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0" draw:layer="layout" svg:width="0.498cm" svg:height="0.398cm" svg:x="3.597cm" svg:y="12.6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" draw:text-style-name="P22" draw:layer="layout" svg:x1="2.1cm" svg:y1="12.2cm" svg:x2="4.095cm" svg:y2="12.2cm">
            <text:p/>
          </draw:line>
        </draw:g>
        <draw:line draw:style-name="gr3" draw:text-style-name="P10" draw:layer="layout" svg:x1="4.1cm" svg:y1="12.7cm" svg:x2="8.2cm" svg:y2="12.7cm">
          <text:p/>
        </draw:line>
        <draw:custom-shape draw:style-name="gr2" draw:text-style-name="P22" draw:layer="layout" svg:width="0.8cm" svg:height="0.8cm" svg:x="5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9" draw:layer="layout" svg:x1="5.5cm" svg:y1="12.4cm" svg:x2="6.1cm" svg:y2="13cm">
          <text:p/>
        </draw:line>
        <draw:line draw:style-name="gr3" draw:text-style-name="P19" draw:layer="layout" svg:x1="5.5cm" svg:y1="13cm" svg:x2="6.1cm" svg:y2="12.4cm">
          <text:p/>
        </draw:line>
        <draw:frame draw:style-name="gr56" draw:text-style-name="P5" draw:layer="layout" svg:width="3.253cm" svg:height="1.039cm" svg:x="1.447cm" svg:y="10.9cm">
          <draw:text-box>
            <text:p text:style-name="P4"><text:span text:style-name="T15">TempoCoul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19T17:15:58.727182193</meta:creation-date>
    <dc:date>2015-04-01T23:48:51.33</dc:date>
    <meta:editing-duration>PT7H30M30S</meta:editing-duration>
    <meta:editing-cycles>47</meta:editing-cycles>
    <meta:generator>OpenOffice/4.1.1$Win32 OpenOffice.org_project/411m6$Build-9775</meta:generator>
    <dc:creator>Bob Marley</dc:creator>
    <meta:document-statistic meta:object-count="449"/>
  </office:meta>
</office:document-meta>
</file>